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4_08-04-24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3 E-139-34-49.49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4_10-16-26_000.jpg</text:p>
          </table:table-cell>
          <table:table-cell table:style-name="ce22" office:value-type="string">
            <text:p>:m 1-2*2 RES / 245 / 『光合成の世界』　岩波洋造 / p.190</text:p>
          </table:table-cell>
          <table:table-cell table:style-name="ce3"/>
          <table:table-cell table:style-name="ce3"/>
          <table:table-cell table:style-name="ce3" office:value-type="string">
            <text:p>N-35-35-28.66 E-139-34-49.32</text:p>
          </table:table-cell>
          <table:table-cell table:style-name="ce32" table:formula="of:=IF([.E3]=&quot;&quot;;[.C3];CONCATENATE([.C3];&quot; / &quot;;[.E3]))" office:value-type="string" office:string-value=":m 1-2*2 RES / 245 / 『光合成の世界』　岩波洋造 / p.190">
            <text:p>:m 1-2*2 RES / 245 / 『光合成の世界』　岩波洋造 / p.19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4_10-58-15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34 E-139-34-49.65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4_12-19-53_000.jpg</text:p>
          </table:table-cell>
          <table:table-cell table:style-name="ce22" office:value-type="string">
            <text:p>:m 1*1 RES / free# S87DP9 記事読み / （リテラ） / コロナウイルス、厚労省、説明</text:p>
          </table:table-cell>
          <table:table-cell table:style-name="ce23"/>
          <table:table-cell table:style-name="ce3"/>
          <table:table-cell table:style-name="ce3" office:value-type="string">
            <text:p>N-35-35-28.46 E-139-34-49.87</text:p>
          </table:table-cell>
          <table:table-cell table:style-name="ce32" table:formula="of:=IF([.E5]=&quot;&quot;;[.C5];CONCATENATE([.C5];&quot; / &quot;;[.E5]))" office:value-type="string" office:string-value=":m 1*1 RES / free# S87DP9 記事読み / （リテラ） / コロナウイルス、厚労省、説明">
            <text:p>:m 1*1 RES / free# S87DP9 記事読み / （リテラ） / コロナウイルス、厚労省、説明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4_12-56-34_000.jpg</text:p>
          </table:table-cell>
          <table:table-cell table:style-name="ce22" office:value-type="string">
            <text:p>:m 3*3 res / JVEMV6 41#8.1.2_1 / 41. economics / 8. currency / 1. various / 2. credit-cycle / FAIO</text:p>
          </table:table-cell>
          <table:table-cell table:style-name="ce23"/>
          <table:table-cell table:style-name="ce3"/>
          <table:table-cell table:style-name="ce3" office:value-type="string">
            <text:p>N-35-35-28.49 E-139-34-49.65</text:p>
          </table:table-cell>
          <table:table-cell table:style-name="ce32" table:formula="of:=IF([.E6]=&quot;&quot;;[.C6];CONCATENATE([.C6];&quot; / &quot;;[.E6]))" office:value-type="string" office:string-value=":m 3*3 res / JVEMV6 41#8.1.2_1 / 41. economics / 8. currency / 1. various / 2. credit-cycle / FAIO">
            <text:p>:m 3*3 res / JVEMV6 41#8.1.2_1 / 41. economics / 8. currency / 1. various / 2. credit-cycle / FAIO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4_16-13-40_000.jpg</text:p>
          </table:table-cell>
          <table:table-cell table:style-name="ce22" office:value-type="string">
            <text:p>:PHOTO 面白いもの / @自室 / 間違えて移した画像</text:p>
          </table:table-cell>
          <table:table-cell table:style-name="ce14"/>
          <table:table-cell table:style-name="ce3"/>
          <table:table-cell table:style-name="ce3" office:value-type="string">
            <text:p>N-35-35-28.46 E-139-34-49.16</text:p>
          </table:table-cell>
          <table:table-cell table:style-name="ce32" table:formula="of:=IF([.E7]=&quot;&quot;;[.C7];CONCATENATE([.C7];&quot; / &quot;;[.E7]))" office:value-type="string" office:string-value=":PHOTO 面白いもの / @自室 / 間違えて移した画像">
            <text:p>:PHOTO 面白いもの / @自室 / 間違えて移した画像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4_16-52-25_000.jpg</text:p>
          </table:table-cell>
          <table:table-cell table:style-name="ce22" office:value-type="string">
            <text:p>-*</text:p>
          </table:table-cell>
          <table:table-cell table:style-name="ce15"/>
          <table:table-cell table:style-name="ce3"/>
          <table:table-cell table:style-name="ce3" office:value-type="string">
            <text:p>N-35-35-28.46 E-139-34-49.76</text:p>
          </table:table-cell>
          <table:table-cell table:style-name="ce32" table:formula="of:=IF([.E8]=&quot;&quot;;[.C8];CONCATENATE([.C8];&quot; / &quot;;[.E8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4_16-52-52_000.jpg</text:p>
          </table:table-cell>
          <table:table-cell table:style-name="ce22" office:value-type="string">
            <text:p>:m 1-2*2 RES / 245 / 『貨幣理論』　マンデル / p.92</text:p>
          </table:table-cell>
          <table:table-cell table:style-name="ce15"/>
          <table:table-cell table:style-name="ce3"/>
          <table:table-cell table:style-name="ce3" office:value-type="string">
            <text:p>N-35-35-28.85 E-139-34-49.22</text:p>
          </table:table-cell>
          <table:table-cell table:style-name="ce32" table:formula="of:=IF([.E9]=&quot;&quot;;[.C9];CONCATENATE([.C9];&quot; / &quot;;[.E9]))" office:value-type="string" office:string-value=":m 1-2*2 RES / 245 / 『貨幣理論』　マンデル / p.92">
            <text:p>:m 1-2*2 RES / 245 / 『貨幣理論』　マンデル / p.9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4_18-30-09_000.jpg</text:p>
          </table:table-cell>
          <table:table-cell table:style-name="ce16" office:value-type="string">
            <text:p>:m music / log / gt / || s.1:bp-2,n,note-progression=G3-G#3,score+,-,-,bp,- || s.2:fs-1,n,for=bp-2,score+,-,k.F,bp,- || s.3:rs-1,n,for=cp-3-3m-1,k.F-A♭-A-F;ch.C-E♭-E-C,-,-,-,rs,- || s.4:fs-1,task,fs-1:task-1,note-progression=k.F-A♭-A;A3-F3(L),-,-,-,fs,- || s.5:fs-1,patt,for=fast-fingering,ch.C,score+,t.120,-,-,- || s.6:fs-2,n,-,score+,-,k.F,fs,R=1 || s.7:fs-2,task,fs-2:task-1,for=fill-in,score+,t.100,ch.C,-,R=2</text:p>
          </table:table-cell>
          <table:table-cell table:style-name="ce15"/>
          <table:table-cell table:style-name="ce3"/>
          <table:table-cell table:style-name="ce3" office:value-type="string">
            <text:p>N-35-35-28.41 E-139-34-49.43</text:p>
          </table:table-cell>
          <table:table-cell table:style-name="ce32" table:formula="of:=IF([.E10]=&quot;&quot;;[.C10];CONCATENATE([.C10];&quot; / &quot;;[.E10]))" office:value-type="string" office:string-value=":m music / log / gt / || s.1:bp-2,n,note-progression=G3-G#3,score+,-,-,bp,- || s.2:fs-1,n,for=bp-2,score+,-,k.F,bp,- || s.3:rs-1,n,for=cp-3-3m-1,k.F-A♭-A-F;ch.C-E♭-E-C,-,-,-,rs,- || s.4:fs-1,task,fs-1:task-1,note-progression=k.F-A♭-A;A3-F3(L),-,-,-,fs,- || s.5:fs-1,patt,for=fast-fingering,ch.C,score+,t.120,-,-,- || s.6:fs-2,n,-,score+,-,k.F,fs,R=1 || s.7:fs-2,task,fs-2:task-1,for=fill-in,score+,t.100,ch.C,-,R=2">
            <text:p>:m music / log / gt / || s.1:bp-2,n,note-progression=G3-G#3,score+,-,-,bp,- || s.2:fs-1,n,for=bp-2,score+,-,k.F,bp,- || s.3:rs-1,n,for=cp-3-3m-1,k.F-A♭-A-F;ch.C-E♭-E-C,-,-,-,rs,- || s.4:fs-1,task,fs-1:task-1,note-progression=k.F-A♭-A;A3-F3(L),-,-,-,fs,- || s.5:fs-1,patt,for=fast-fingering,ch.C,score+,t.120,-,-,- || s.6:fs-2,n,-,score+,-,k.F,fs,R=1 || s.7:fs-2,task,fs-2:task-1,for=fill-in,score+,t.100,ch.C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4_18-30-37_000.jpg</text:p>
          </table:table-cell>
          <table:table-cell table:style-name="ce17" office:value-type="string">
            <text:p>:m music / log / gt / memos-eigen / et-1 (tapping) / p.2 || s.1:patt-3,score+</text:p>
          </table:table-cell>
          <table:table-cell table:style-name="ce16"/>
          <table:table-cell table:style-name="ce3"/>
          <table:table-cell table:style-name="ce3" office:value-type="string">
            <text:p>N-35-35-28.71 E-139-34-49.6</text:p>
          </table:table-cell>
          <table:table-cell table:style-name="ce32" table:formula="of:=IF([.E11]=&quot;&quot;;[.C11];CONCATENATE([.C11];&quot; / &quot;;[.E11]))" office:value-type="string" office:string-value=":m music / log / gt / memos-eigen / et-1 (tapping) / p.2 || s.1:patt-3,score+">
            <text:p>:m music / log / gt / memos-eigen / et-1 (tapping) / p.2 || s.1:patt-3,score+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4_20-39-39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34 E-139-34-49.82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25_00-33-42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6 E-139-34-49.93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7-09-14_14-13-57.m4a</text:p>
          </table:table-cell>
          <table:table-cell table:style-name="ce6" office:value-type="string">
            <text:p>-*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7-09-14_14-21-18.m4a</text:p>
          </table:table-cell>
          <table:table-cell table:style-name="ce22" office:value-type="string">
            <text:p>:VOICE-MEMO / @自宅 / 記録 / 岡村さん宅、声 / 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VOICE-MEMO / @自宅 / 記録 / 岡村さん宅、声 / ">
            <text:p>:VOICE-MEMO / @自宅 / 記録 / 岡村さん宅、声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7-09-14_15-29-23.m4a</text:p>
          </table:table-cell>
          <table:table-cell table:style-name="ce6" office:value-type="string">
            <text:p>-*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7-09-14_15-33-22.m4a</text:p>
          </table:table-cell>
          <table:table-cell table:style-name="ce22" office:value-type="string">
            <text:p>:VOICE-MEMO / @自宅 / 記録 / 岡村さん宅、声 / 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OICE-MEMO / @自宅 / 記録 / 岡村さん宅、声 / ">
            <text:p>:VOICE-MEMO / @自宅 / 記録 / 岡村さん宅、声 /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7-09-14_15-47-04.m4a</text:p>
          </table:table-cell>
          <table:table-cell table:style-name="ce22" office:value-type="string">
            <text:p>:VOICE-MEMO / @自宅 / 記録 / 岡村さん宅、声 / 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宅 / 記録 / 岡村さん宅、声 / ">
            <text:p>:VOICE-MEMO / @自宅 / 記録 / 岡村さん宅、声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7-09-14_17-35-46.m4a</text:p>
          </table:table-cell>
          <table:table-cell table:style-name="ce6" office:value-type="string">
            <text:p>:VOICE-MEMO / @自室 / 記録 / clarinet / 演奏、play / c-2017-0914-1 / ??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室 / 記録 / clarinet / 演奏、play / c-2017-0914-1 / ??">
            <text:p>:VOICE-MEMO / @自室 / 記録 / clarinet / 演奏、play / c-2017-0914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7-09-14_17-45-28.m4a</text:p>
          </table:table-cell>
          <table:table-cell table:style-name="ce6" office:value-type="string">
            <text:p>:VOICE-MEMO / @自室 / 記録 / clarinet / 演奏、play / c-2017-0914-2 / ??,k.D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OICE-MEMO / @自室 / 記録 / clarinet / 演奏、play / c-2017-0914-2 / ??,k.D">
            <text:p>:VOICE-MEMO / @自室 / 記録 / clarinet / 演奏、play / c-2017-0914-2 / ??,k.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4_18-09-44_000.mov</text:p>
          </table:table-cell>
          <table:table-cell table:style-name="ce6" office:value-type="string">
            <text:p>:VIDEO / @自宅 / メモ / clarinet / 演奏、play / c-2020-0224-1 / fs-2,n,-,score+,-,k.F,fs,R=1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clarinet / 演奏、play / c-2020-0224-1 / fs-2,n,-,score+,-,k.F,fs,R=1">
            <text:p>:VIDEO / @自宅 / メモ / clarinet / 演奏、play / c-2020-0224-1 / fs-2,n,-,score+,-,k.F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4_18-12-03_000.mov</text:p>
          </table:table-cell>
          <table:table-cell table:style-name="ce6" office:value-type="string">
            <text:p>:VIDEO / @自宅 / メモ / clarinet / 演奏、play / c-2020-0224-2 / fs-2,task,fs-2:task-1,for=fill-in,score+,t.100,ch.C,-,R=2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clarinet / 演奏、play / c-2020-0224-2 / fs-2,task,fs-2:task-1,for=fill-in,score+,t.100,ch.C,-,R=2">
            <text:p>:VIDEO / @自宅 / メモ / clarinet / 演奏、play / c-2020-0224-2 / fs-2,task,fs-2:task-1,for=fill-in,score+,t.100,ch.C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60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020/02/25</text:date>, <text:time>09:2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5T09:21:10.53</dc:date>
    <dc:creator>iwabuchi ken</dc:creator>
    <meta:editing-duration>P17DT21H26M33S</meta:editing-duration>
    <meta:editing-cycles>7113</meta:editing-cycles>
    <meta:document-statistic meta:table-count="1" meta:cell-count="769" meta:object-count="0"/>
  </office:meta>
</office:document-meta>
</file>